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_20__28_user_29_">
      <style:paragraph-properties fo:text-align="center" style:justify-single-word="false"/>
    </style:style>
    <style:style style:name="P2" style:family="paragraph" style:parent-style-name="Header_20__28_user_29_">
      <style:paragraph-properties fo:text-align="center" style:justify-single-word="false"/>
      <style:text-properties style:font-name="Arial" fo:font-size="9pt" style:font-size-asian="9pt" style:language-asian="pt" style:country-asian="BR" style:font-name-complex="Arial" style:font-size-complex="9pt"/>
    </style:style>
    <style:style style:name="P3" style:family="paragraph" style:parent-style-name="Standard">
      <style:paragraph-properties fo:line-height="100%" fo:hyphenation-ladder-count="no-limit" style:text-autospace="none" style:vertical-align="auto"/>
      <style:text-properties fo:hyphenate="true" fo:hyphenation-remain-char-count="2" fo:hyphenation-push-char-count="2"/>
    </style:style>
    <style:style style:name="P4" style:family="paragraph" style:parent-style-name="Standard">
      <style:paragraph-properties fo:line-height="100%" fo:text-align="center" style:justify-single-word="false"/>
      <style:text-properties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font-size-complex="12pt"/>
    </style:style>
    <style:style style:name="P6" style:family="paragraph" style:parent-style-name="Standard">
      <style:paragraph-properties fo:line-height="100%" fo:hyphenation-ladder-count="no-limit" style:text-autospace="none" style:vertical-align="auto"/>
      <style:text-properties style:font-size-complex="12pt" fo:hyphenate="true" fo:hyphenation-remain-char-count="2" fo:hyphenation-push-char-count="2"/>
    </style:style>
    <style:style style:name="P7" style:family="paragraph" style:parent-style-name="Standard">
      <style:paragraph-properties fo:line-height="100%" fo:text-align="center" style:justify-single-word="false"/>
      <style:text-properties officeooo:rsid="00135b5b" officeooo:paragraph-rsid="00135b5b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fo:font-weight="bold" style:font-weight-asian="bold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text-transform="uppercase" style:text-underline-style="solid" style:text-underline-width="auto" style:text-underline-color="font-color" style:font-size-complex="12pt"/>
    </style:style>
    <style:style style:name="P11" style:family="paragraph" style:parent-style-name="Default">
      <style:paragraph-properties fo:line-height="100%" fo:text-align="center" style:justify-single-word="false"/>
    </style:style>
    <style:style style:name="P12" style:family="paragraph" style:parent-style-name="Default">
      <style:paragraph-properties fo:line-height="100%" fo:text-align="justify" style:justify-single-word="false"/>
    </style:style>
    <style:style style:name="P13" style:family="paragraph" style:parent-style-name="Default">
      <style:paragraph-properties fo:line-height="100%" fo:text-align="center" style:justify-single-word="false"/>
      <style:text-properties fo:font-weight="bold" style:font-weight-asian="bold"/>
    </style:style>
    <style:style style:name="P14" style:family="paragraph" style:parent-style-name="Default">
      <style:paragraph-properties fo:line-height="100%" fo:text-align="center" style:justify-single-word="false"/>
      <style:text-properties fo:font-weight="bold" style:font-weight-asian="bold" style:font-size-complex="12pt"/>
    </style:style>
    <style:style style:name="P15" style:family="paragraph" style:parent-style-name="Default">
      <style:paragraph-properties fo:line-height="100%" fo:text-align="center" style:justify-single-word="false"/>
      <style:text-properties officeooo:rsid="00135b5b" officeooo:paragraph-rsid="00135b5b"/>
    </style:style>
    <style:style style:name="P16" style:family="paragraph" style:parent-style-name="Default">
      <style:paragraph-properties fo:margin-left="0cm" fo:margin-right="0cm" fo:line-height="100%" fo:text-align="justify" style:justify-single-word="false" fo:text-indent="2.501cm" style:auto-text-indent="false"/>
      <style:text-properties fo:color="#000000"/>
    </style:style>
    <style:style style:name="P17" style:family="paragraph" style:parent-style-name="Default" style:master-page-name="Standard">
      <style:paragraph-properties fo:line-height="100%" fo:text-align="center" style:justify-single-word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12pt"/>
    </style:style>
    <style:style style:name="T3" style:family="text">
      <style:text-properties fo:font-weight="bold" officeooo:rsid="001b626a" style:font-weight-asian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style:font-size-complex="12pt"/>
    </style:style>
    <style:style style:name="T7" style:family="text">
      <style:text-properties officeooo:rsid="00135b5b" style:font-size-complex="12pt"/>
    </style:style>
    <style:style style:name="T8" style:family="text">
      <style:text-properties officeooo:rsid="0014a648" style:font-size-complex="12pt"/>
    </style:style>
    <style:style style:name="T9" style:family="text">
      <style:text-properties officeooo:rsid="0016c3a7" style:font-size-complex="12pt"/>
    </style:style>
    <style:style style:name="T10" style:family="text">
      <style:text-properties fo:font-style="italic" style:font-style-asian="italic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3">ANEXO I </text:p>
      <text:p text:style-name="P11"><text:span text:style-name="T3">Memorando Circular</text:span><text:span text:style-name="T1"> Conjunto nº 58 /DIRBEN/DIRAT/DIRSAT/PFE/INSS, de 16/</text:span><text:span text:style-name="T5">11</text:span><text:span text:style-name="T1">/2016</text:span></text:p>
      <text:p text:style-name="P13">Ação Civil Pública nº 5044874-22.2013.4.04.7100-RS</text:p>
      <text:p text:style-name="P13"/>
      <text:p text:style-name="P3"><text:span text:style-name="T2"><text:tab/><text:tab/></text:span><text:span text:style-name="T6">Comunicamos que, na análise do benefício assistencial nº </text:span><text:span text:style-name="T8">1234567890</text:span><text:span text:style-name="T6">, constatou-se que a renda </text:span><text:span text:style-name="T10">per capita</text:span><text:span text:style-name="T6"> familiar é igual ou superior a 1/4 do </text:span><text:span text:style-name="T9">salário-mínimo</text:span><text:span text:style-name="T6">.</text:span></text:p>
      <text:p text:style-name="P6"/>
      <text:p text:style-name="P12"><text:tab/><text:tab/>O(a) Sr(a) poderá ter seu pedido reanalisado com fundamento na decisão proferida na<text:span text:style-name="T1"> </text:span>Ação Civil Pública nº 5044874-22.2013.4.04.7100-RS se, no prazo de 30 (trinta) dias, prorrogável por igual período mediante justificativa fundamentada, apresentar documentos que comprovem as despesas feitas em razão de sua deficiência, incapacidade ou idade avançada, com:</text:p>
      <text:p text:style-name="P12"/>
      <text:p text:style-name="P16">a) medicamentos: comprovação de prescrição médica e comprovação do valor mensal gasto;</text:p>
      <text:p text:style-name="P16">b) alimentação especial: comprovação de prescrição médica e comprovação de valor mensal gasto; </text:p>
      <text:p text:style-name="P16">c) fraldas descartáveis: comprovação do valor mensal gasto;</text:p>
      <text:p text:style-name="P16">d) consultas na área de saúde (com profissionais de toda área de saúde): comprovação do valor mensal gasto.</text:p>
      <text:p text:style-name="P16"/>
      <text:p text:style-name="P12"><text:span text:style-name="T4"><text:tab/><text:tab/>Além da comprovação das despesas o(a) Sr(a) deverá demonstrar, documentalmente, que requereu e teve a prestação negada </text:span>por órgão da rede pública de saúde com atribuição para fornecimento dos medicamentos, da alimentação especial, das fraldas descartáveis e das consultas na área de saúde, do seu domicílio.</text:p>
      <text:p text:style-name="P12"/>
      <text:p text:style-name="P12"/>
      <text:p text:style-name="P12"/>
      <text:p text:style-name="P15">Belo Horizonte, <text:date style:data-style-name="N76" text:date-value="2017-05-21T16:09:54.247999903">21 de maio de 2017</text:date></text:p>
      <text:p text:style-name="P14"/>
      <text:p text:style-name="P8"/>
      <text:p text:style-name="P10">________________________________</text:p>
      <text:p text:style-name="P4">Nome do servidor</text:p>
      <text:p text:style-name="P7">Mat: </text:p>
      <text:p text:style-name="P4"/>
      <text:p text:style-name="P4"/>
      <text:p text:style-name="P9"><text:span text:style-name="T6">Agência da Previdência Social: </text:span><text:span text:style-name="T7"><text:drop-down text:name=""><text:label text:value="Belo Horizonte – Barreiro"/><text:label text:value="Belo Horizonte – Calafate"/><text:label text:value="Belo Horizonte – Floresta"/><text:label text:value="Belo Horizonte – Oeste"/><text:label text:value="Belo Horizonte – Padre Eustáquio"/><text:label text:value="Belo Horizonte – Santa Efigênia"/><text:label text:current-selected="true" text:value="Belo Horizonte – Sul"/><text:label text:value="Belo Horizonte – Venda Nova"/><text:label text:value="Atendimento de Acordos Internacionais Belo Horizonte"/><text:label text:value="Atendimento a Demandas Judiciais Contagem"/><text:label text:value="Atendimento a Demandas Judiciais Belo Horizonte"/><text:label text:value="Contagem"/>Belo Horizonte – Sul</text:drop-down></text:span></text:p>
      <text:p text:style-name="P5">Endereço: <text:drop-down text:name=""><text:label text:value="R. Guaicurus, 312, 2º andar, Centro. Belo Horizonte/MG"/><text:label text:value="Av. Amazonas, 266, 9ºandar. Belo Horizonte/MG"/><text:label text:value="Av. Tito Fulgêncio, 104, Cidade Industrial. Contagem/MG"/><text:label text:value="Rua Pitangui, 2.052, Sagrada Família. Belo Horizonte/MG"/><text:label text:value="Rua Espírito Santo, 54, Centro. Belo Horizonte/MG"/><text:label text:value="Rua Padre Eustáquio, 1.831 - Térreo, Padre Eustáquio. Belo Horizonte/MG"/><text:label text:value="Rua Padre Eustáquio, 1.831 - 2º and, Padre Eustáquio. Belo Horizonte/MG"/><text:label text:value="Rua Tupinambás, 351, Centro. Belo Horizonte/MG"/><text:label text:value="R. Padre Pedro Pinto, 422, lj 1 e 2, Venda Nova. Belo Horizonte/MG"/><text:label text:value="Av. Cardeal Eugênio, 1819, Cidade Industrial. Contagem/MG"/><text:label text:value="R. Bernardo Monteiro, 400, Centro. Contagem/MG"/>R. Guaicurus, 312, 2º andar, Centro. Belo Horizonte/MG</text:drop-dow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text-align="justify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>
      <style:paragraph-properties style:line-height-at-least="0.176cm" fo:orphans="2" fo:widows="2" fo:hyphenation-ladder-count="no-limit" style:text-autospace="none" style:vertical-align="baseline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_28_user_29_" style:display-name="Header (user)" style:family="paragraph" style:parent-style-name="Standard">
      <style:paragraph-properties fo:line-height="100%"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fo:font-size="11pt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letter-kerning="true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8_user_29_">
      <style:paragraph-properties fo:text-align="center" style:justify-single-word="false"/>
    </style:style>
    <style:style style:name="MP2" style:family="paragraph" style:parent-style-name="Header_20__28_user_29_">
      <style:paragraph-properties fo:text-align="center" style:justify-single-word="false"/>
      <style:text-properties style:font-name="Arial" fo:font-size="9pt" style:font-size-asian="9pt" style:language-asian="pt" style:country-asian="BR" style:font-name-complex="Arial" style:font-size-complex="9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as-char" svg:width="2.037cm" svg:height="2.037cm" draw:z-index="0"><draw:image xlink:href="Pictures/10000000000000F0000000F013D63E61E3BDED3E.png" xlink:type="simple" xlink:show="embed" xlink:actuate="onLoad"/></draw:frame></text:p>
        <text:p text:style-name="MP1"/>
        <text:p text:style-name="MP2">INSTITUTO NACIONAL DO SEGURO SOCIAL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ange Stein - INSSDF</meta:initial-creator>
    <meta:creation-date>2016-11-16T18:21:00</meta:creation-date>
    <dc:creator>Douglas Rodrigues de Almeida</dc:creator>
    <dc:date>2017-05-21T16:09:53.963000000</dc:date>
    <meta:print-date>2016-10-31T11:05:00</meta:print-date>
    <meta:editing-cycles>12</meta:editing-cycles>
    <meta:editing-duration>PT23M46S</meta:editing-duration>
    <meta:generator>LibreOffice/5.3.3.2$Windows_X86_64 LibreOffice_project/3d9a8b4b4e538a85e0782bd6c2d430bafe583448</meta:generator>
    <meta:document-statistic meta:table-count="0" meta:image-count="1" meta:object-count="0" meta:page-count="1" meta:paragraph-count="18" meta:word-count="218" meta:character-count="1546" meta:non-whitespace-character-count="1335"/>
  </office:meta>
</office:document-meta>
</file>